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3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163" calcext:value-type="float">
            <text:p>28.3551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978" calcext:value-type="float">
            <text:p>28.779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65256" calcext:value-type="float">
            <text:p>29.04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46361290323" calcext:value-type="float">
            <text:p>28.244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84415483871" calcext:value-type="float">
            <text:p>28.4084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72117142857" calcext:value-type="float">
            <text:p>28.52721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3592" calcext:value-type="float">
            <text:p>27.7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54848" calcext:value-type="float">
            <text:p>27.47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24295" calcext:value-type="float">
            <text:p>28.5824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35392" calcext:value-type="float">
            <text:p>28.7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4432" calcext:value-type="float">
            <text:p>28.20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7715555556" calcext:value-type="float">
            <text:p>29.230771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99512" calcext:value-type="float">
            <text:p>29.47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12732903226" calcext:value-type="float">
            <text:p>29.9012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78449655172" calcext:value-type="float">
            <text:p>30.027844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428" calcext:value-type="float">
            <text:p>29.9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76272" calcext:value-type="float">
            <text:p>29.4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48697931034" calcext:value-type="float">
            <text:p>29.214869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29232" calcext:value-type="float">
            <text:p>28.11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28843870968" calcext:value-type="float">
            <text:p>27.7728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6139354839" calcext:value-type="float">
            <text:p>28.3866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0704" calcext:value-type="float">
            <text:p>28.30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2497" calcext:value-type="float">
            <text:p>29.1224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18136" calcext:value-type="float">
            <text:p>29.19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14596129032" calcext:value-type="float">
            <text:p>29.0814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95577142857" calcext:value-type="float">
            <text:p>29.00955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9925" calcext:value-type="float">
            <text:p>29.4071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93135483871" calcext:value-type="float">
            <text:p>29.289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1024" calcext:value-type="float">
            <text:p>28.93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17161290323" calcext:value-type="float">
            <text:p>27.741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8699354839" calcext:value-type="float">
            <text:p>29.2918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66758709677" calcext:value-type="float">
            <text:p>29.49667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83912" calcext:value-type="float">
            <text:p>29.69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344425" calcext:value-type="float">
            <text:p>29.8434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6816" calcext:value-type="float">
            <text:p>29.53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0134193548" calcext:value-type="float">
            <text:p>29.2600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19274285714" calcext:value-type="float">
            <text:p>28.70192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45735" calcext:value-type="float">
            <text:p>29.7345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49803870968" calcext:value-type="float">
            <text:p>30.06498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3464" calcext:value-type="float">
            <text:p>29.87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64211612903" calcext:value-type="float">
            <text:p>29.6464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48658064516" calcext:value-type="float">
            <text:p>29.344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51775483871" calcext:value-type="float">
            <text:p>29.7251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6309677419" calcext:value-type="float">
            <text:p>29.3586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97568" calcext:value-type="float">
            <text:p>28.88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69465" calcext:value-type="float">
            <text:p>28.1469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87592" calcext:value-type="float">
            <text:p>27.30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69267096774" calcext:value-type="float">
            <text:p>28.08692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22642758621" calcext:value-type="float">
            <text:p>27.812264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72436129032" calcext:value-type="float">
            <text:p>28.8772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907325" calcext:value-type="float">
            <text:p>28.3990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8012903226" calcext:value-type="float">
            <text:p>28.029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51215483871" calcext:value-type="float">
            <text:p>28.5151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93489032258" calcext:value-type="float">
            <text:p>28.8593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28792" calcext:value-type="float">
            <text:p>28.52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62175" calcext:value-type="float">
            <text:p>27.8346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7492" calcext:value-type="float">
            <text:p>27.17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1917419355" calcext:value-type="float">
            <text:p>26.09019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74114285714" calcext:value-type="float">
            <text:p>26.0974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480375" calcext:value-type="float">
            <text:p>27.0048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7659354839" calcext:value-type="float">
            <text:p>28.4597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0632" calcext:value-type="float">
            <text:p>28.47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80492903226" calcext:value-type="float">
            <text:p>27.72804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48443870968" calcext:value-type="float">
            <text:p>28.21484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21618064516" calcext:value-type="float">
            <text:p>27.5221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7144" calcext:value-type="float">
            <text:p>26.34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8314" calcext:value-type="float">
            <text:p>23.848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388" calcext:value-type="float">
            <text:p>24.69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14978064516" calcext:value-type="float">
            <text:p>26.7814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8804" calcext:value-type="float">
            <text:p>27.76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48575" calcext:value-type="float">
            <text:p>28.2704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01179354839" calcext:value-type="float">
            <text:p>28.9901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1224" calcext:value-type="float">
            <text:p>28.84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70539354839" calcext:value-type="float">
            <text:p>28.0970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52861935484" calcext:value-type="float">
            <text:p>26.7352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7714" calcext:value-type="float">
            <text:p>26.667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84248" calcext:value-type="float">
            <text:p>28.13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55625806452" calcext:value-type="float">
            <text:p>27.545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72504" calcext:value-type="float">
            <text:p>27.3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87775" calcext:value-type="float">
            <text:p>27.5968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90837142857" calcext:value-type="float">
            <text:p>29.78908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15801290323" calcext:value-type="float">
            <text:p>29.70158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2926451613" calcext:value-type="float">
            <text:p>29.7242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9616" calcext:value-type="float">
            <text:p>29.48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69225" calcext:value-type="float">
            <text:p>28.716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2913548387" calcext:value-type="float">
            <text:p>28.28829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478075" calcext:value-type="float">
            <text:p>28.3447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448925" calcext:value-type="float">
            <text:p>26.7744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0830967742" calcext:value-type="float">
            <text:p>30.22308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069425" calcext:value-type="float">
            <text:p>30.7006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3530322581" calcext:value-type="float">
            <text:p>30.3303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473625" calcext:value-type="float">
            <text:p>30.2747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5036" calcext:value-type="float">
            <text:p>30.89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817" calcext:value-type="float">
            <text:p>31.07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07405" calcext:value-type="float">
            <text:p>31.0707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3623225807" calcext:value-type="float">
            <text:p>31.06836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71253333333" calcext:value-type="float">
            <text:p>31.01712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94962580645" calcext:value-type="float">
            <text:p>30.84949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14425" calcext:value-type="float">
            <text:p>30.591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821275" calcext:value-type="float">
            <text:p>30.6582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27527741936" calcext:value-type="float">
            <text:p>30.65275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605225" calcext:value-type="float">
            <text:p>30.1360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33785806452" calcext:value-type="float">
            <text:p>29.8833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602225" calcext:value-type="float">
            <text:p>29.8960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1771034483" calcext:value-type="float">
            <text:p>29.913177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2175" calcext:value-type="float">
            <text:p>30.315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577775" calcext:value-type="float">
            <text:p>30.2257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7143483871" calcext:value-type="float">
            <text:p>30.0671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915675" calcext:value-type="float">
            <text:p>29.8291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77803870968" calcext:value-type="float">
            <text:p>29.60778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3375" calcext:value-type="float">
            <text:p>29.370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342825" calcext:value-type="float">
            <text:p>28.9534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08931612903" calcext:value-type="float">
            <text:p>28.85089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17175" calcext:value-type="float">
            <text:p>28.4251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47987096774" calcext:value-type="float">
            <text:p>27.8247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019" calcext:value-type="float">
            <text:p>26.8220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84885517241" calcext:value-type="float">
            <text:p>26.348488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3372" calcext:value-type="float">
            <text:p>28.50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188025" calcext:value-type="float">
            <text:p>29.5218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06658064516" calcext:value-type="float">
            <text:p>30.030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2018" calcext:value-type="float">
            <text:p>29.862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03078709677" calcext:value-type="float">
            <text:p>29.6003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86205" calcext:value-type="float">
            <text:p>29.3486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79475" calcext:value-type="float">
            <text:p>28.8377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24105806452" calcext:value-type="float">
            <text:p>27.4724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6404" calcext:value-type="float">
            <text:p>27.61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52972903226" calcext:value-type="float">
            <text:p>27.0452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813275" calcext:value-type="float">
            <text:p>30.0181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4104827586" calcext:value-type="float">
            <text:p>29.967410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7635" calcext:value-type="float">
            <text:p>29.7307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72725" calcext:value-type="float">
            <text:p>29.8217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16838709677" calcext:value-type="float">
            <text:p>29.941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04765" calcext:value-type="float">
            <text:p>29.7204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22289032258" calcext:value-type="float">
            <text:p>29.0422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757125" calcext:value-type="float">
            <text:p>30.0975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825925" calcext:value-type="float">
            <text:p>30.2682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9231483871" calcext:value-type="float">
            <text:p>30.0092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566775" calcext:value-type="float">
            <text:p>29.3456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47517419355" calcext:value-type="float">
            <text:p>28.28475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43775" calcext:value-type="float">
            <text:p>27.8864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518" calcext:value-type="float">
            <text:p>30.01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66975" calcext:value-type="float">
            <text:p>30.5046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535025" calcext:value-type="float">
            <text:p>30.6153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8519483871" calcext:value-type="float">
            <text:p>30.4085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761875" calcext:value-type="float">
            <text:p>30.4776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79117419355" calcext:value-type="float">
            <text:p>30.7079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30325" calcext:value-type="float">
            <text:p>30.6203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516975" calcext:value-type="float">
            <text:p>30.6951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0443870968" calcext:value-type="float">
            <text:p>30.57704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809125" calcext:value-type="float">
            <text:p>30.4480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35588571429" calcext:value-type="float">
            <text:p>30.14355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14136" calcext:value-type="float">
            <text:p>29.80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84052413793" calcext:value-type="float">
            <text:p>29.728405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186625" calcext:value-type="float">
            <text:p>30.1718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4227" calcext:value-type="float">
            <text:p>30.2642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03385" calcext:value-type="float">
            <text:p>30.1403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9029677419" calcext:value-type="float">
            <text:p>30.0109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773175" calcext:value-type="float">
            <text:p>29.8577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589325" calcext:value-type="float">
            <text:p>29.6258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64562580645" calcext:value-type="float">
            <text:p>29.38645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790625" calcext:value-type="float">
            <text:p>28.9679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17731612903" calcext:value-type="float">
            <text:p>28.27177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42585" calcext:value-type="float">
            <text:p>27.2142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57773793103" calcext:value-type="float">
            <text:p>26.885777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1294" calcext:value-type="float">
            <text:p>28.641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189825" calcext:value-type="float">
            <text:p>28.1418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9383225806" calcext:value-type="float">
            <text:p>27.29493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6095" calcext:value-type="float">
            <text:p>26.2126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08675" calcext:value-type="float">
            <text:p>25.8400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414375" calcext:value-type="float">
            <text:p>25.5341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94144516129" calcext:value-type="float">
            <text:p>23.7794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6601" calcext:value-type="float">
            <text:p>26.9066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90331034483" calcext:value-type="float">
            <text:p>27.99903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466575" calcext:value-type="float">
            <text:p>27.4246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1070967742" calcext:value-type="float">
            <text:p>26.224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0996" calcext:value-type="float">
            <text:p>23.97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60781935484" calcext:value-type="float">
            <text:p>26.9760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45485" calcext:value-type="float">
            <text:p>29.5345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8079" calcext:value-type="float">
            <text:p>29.5880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48247741936" calcext:value-type="float">
            <text:p>29.70482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48105" calcext:value-type="float">
            <text:p>29.3448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85218064516" calcext:value-type="float">
            <text:p>28.87852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501275" calcext:value-type="float">
            <text:p>27.9150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1912" calcext:value-type="float">
            <text:p>28.73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17325" calcext:value-type="float">
            <text:p>29.1991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47605" calcext:value-type="float">
            <text:p>28.9447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88518709677" calcext:value-type="float">
            <text:p>28.61885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471675" calcext:value-type="float">
            <text:p>28.5947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57184516129" calcext:value-type="float">
            <text:p>27.7357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5583" calcext:value-type="float">
            <text:p>27.9055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68475" calcext:value-type="float">
            <text:p>28.116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8031483871" calcext:value-type="float">
            <text:p>28.0280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6172903226" calcext:value-type="float">
            <text:p>25.7956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55835" calcext:value-type="float">
            <text:p>26.3855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35271724138" calcext:value-type="float">
            <text:p>29.613527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930725" calcext:value-type="float">
            <text:p>29.5093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038" calcext:value-type="float">
            <text:p>30.022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76402580645" calcext:value-type="float">
            <text:p>30.47764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25272258064" calcext:value-type="float">
            <text:p>30.64252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6539354839" calcext:value-type="float">
            <text:p>30.6116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287" calcext:value-type="float">
            <text:p>30.58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4676" calcext:value-type="float">
            <text:p>30.55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20168" calcext:value-type="float">
            <text:p>30.46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156675" calcext:value-type="float">
            <text:p>30.0615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30781935484" calcext:value-type="float">
            <text:p>29.6430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45357241379" calcext:value-type="float">
            <text:p>30.404535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856625" calcext:value-type="float">
            <text:p>30.4385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55145" calcext:value-type="float">
            <text:p>30.4055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9703225806" calcext:value-type="float">
            <text:p>30.2179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845" calcext:value-type="float">
            <text:p>30.001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40265806452" calcext:value-type="float">
            <text:p>29.7340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7658" calcext:value-type="float">
            <text:p>29.267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556375" calcext:value-type="float">
            <text:p>29.2755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73984516129" calcext:value-type="float">
            <text:p>29.7473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218725" calcext:value-type="float">
            <text:p>29.6921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96843870968" calcext:value-type="float">
            <text:p>28.8396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379525" calcext:value-type="float">
            <text:p>29.6037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59075862069" calcext:value-type="float">
            <text:p>30.05590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00465" calcext:value-type="float">
            <text:p>30.0900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5985" calcext:value-type="float">
            <text:p>30.3155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7042580645" calcext:value-type="float">
            <text:p>30.2277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34625" calcext:value-type="float">
            <text:p>29.8213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45870967742" calcext:value-type="float">
            <text:p>30.064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847475" calcext:value-type="float">
            <text:p>30.4684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982575" calcext:value-type="float">
            <text:p>30.6098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36841290323" calcext:value-type="float">
            <text:p>30.53368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127975" calcext:value-type="float">
            <text:p>30.0512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53974193548" calcext:value-type="float">
            <text:p>29.6653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432775" calcext:value-type="float">
            <text:p>30.0543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69856" calcext:value-type="float">
            <text:p>30.18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141125" calcext:value-type="float">
            <text:p>30.3414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264325" calcext:value-type="float">
            <text:p>30.2926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48529032258" calcext:value-type="float">
            <text:p>30.224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946" calcext:value-type="float">
            <text:p>30.047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59058064516" calcext:value-type="float">
            <text:p>30.0459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898125" calcext:value-type="float">
            <text:p>29.9489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592075" calcext:value-type="float">
            <text:p>29.8459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77974193548" calcext:value-type="float">
            <text:p>29.817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016825" calcext:value-type="float">
            <text:p>29.5401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1176774194" calcext:value-type="float">
            <text:p>29.1601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76055" calcext:value-type="float">
            <text:p>28.8476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40844137931" calcext:value-type="float">
            <text:p>28.55408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4758" calcext:value-type="float">
            <text:p>28.924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483825" calcext:value-type="float">
            <text:p>28.8048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10041290323" calcext:value-type="float">
            <text:p>28.1410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22325" calcext:value-type="float">
            <text:p>26.9322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6656" calcext:value-type="float">
            <text:p>28.6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719325" calcext:value-type="float">
            <text:p>28.5971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6415" calcext:value-type="float">
            <text:p>28.3736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44289032258" calcext:value-type="float">
            <text:p>27.5944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727675" calcext:value-type="float">
            <text:p>26.2172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86967741936" calcext:value-type="float">
            <text:p>24.1086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116825" calcext:value-type="float">
            <text:p>22.3011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65031428572" calcext:value-type="float">
            <text:p>23.946503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02925" calcext:value-type="float">
            <text:p>25.7610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2044" calcext:value-type="float">
            <text:p>27.02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32598709677" calcext:value-type="float">
            <text:p>28.07325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082125" calcext:value-type="float">
            <text:p>29.4308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72492903226" calcext:value-type="float">
            <text:p>28.94724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97875" calcext:value-type="float">
            <text:p>28.0239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53825" calcext:value-type="float">
            <text:p>28.6905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09050322581" calcext:value-type="float">
            <text:p>28.6509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55465" calcext:value-type="float">
            <text:p>28.3755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1288" calcext:value-type="float">
            <text:p>28.05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0376774194" calcext:value-type="float">
            <text:p>27.37703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4845714286" calcext:value-type="float">
            <text:p>27.93448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9923" calcext:value-type="float">
            <text:p>28.339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202" calcext:value-type="float">
            <text:p>29.175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5855483871" calcext:value-type="float">
            <text:p>28.905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0980645161" calcext:value-type="float">
            <text:p>29.8880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93952" calcext:value-type="float">
            <text:p>29.477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26784" calcext:value-type="float">
            <text:p>29.86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54825" calcext:value-type="float">
            <text:p>29.9135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450075" calcext:value-type="float">
            <text:p>29.91450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30201290323" calcext:value-type="float">
            <text:p>29.79302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8145454545" calcext:value-type="float">
            <text:p>29.53881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7704" calcext:value-type="float">
            <text:p>29.45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006" calcext:value-type="float">
            <text:p>29.385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46325" calcext:value-type="float">
            <text:p>29.2334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056825" calcext:value-type="float">
            <text:p>28.9305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40691612903" calcext:value-type="float">
            <text:p>28.3540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23935483871" calcext:value-type="float">
            <text:p>27.262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87150769231" calcext:value-type="float">
            <text:p>26.998715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45024" calcext:value-type="float">
            <text:p>27.18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707325" calcext:value-type="float">
            <text:p>27.6370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69158709677" calcext:value-type="float">
            <text:p>27.6069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03575" calcext:value-type="float">
            <text:p>26.9560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01825" calcext:value-type="float">
            <text:p>26.8160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1104" calcext:value-type="float">
            <text:p>28.3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163375" calcext:value-type="float">
            <text:p>28.3116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5855" calcext:value-type="float">
            <text:p>28.3065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86438709677" calcext:value-type="float">
            <text:p>28.4786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24375" calcext:value-type="float">
            <text:p>27.8582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85483870968" calcext:value-type="float">
            <text:p>26.608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6807" calcext:value-type="float">
            <text:p>25.506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5188965517" calcext:value-type="float">
            <text:p>26.328518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985775" calcext:value-type="float">
            <text:p>28.5798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767675" calcext:value-type="float">
            <text:p>29.4176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9816516129" calcext:value-type="float">
            <text:p>29.4298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418" calcext:value-type="float">
            <text:p>29.63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2717142857" calcext:value-type="float">
            <text:p>29.38827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3987096774" calcext:value-type="float">
            <text:p>29.1963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86568571429" calcext:value-type="float">
            <text:p>28.76865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5347096774" calcext:value-type="float">
            <text:p>28.37953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619475" calcext:value-type="float">
            <text:p>27.4661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37197419355" calcext:value-type="float">
            <text:p>26.1237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45395" calcext:value-type="float">
            <text:p>26.4145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51026206897" calcext:value-type="float">
            <text:p>25.875102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915775" calcext:value-type="float">
            <text:p>26.7891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105375" calcext:value-type="float">
            <text:p>27.4810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8436129032" calcext:value-type="float">
            <text:p>28.3438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56745" calcext:value-type="float">
            <text:p>27.8756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05300645161" calcext:value-type="float">
            <text:p>28.0105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2318" calcext:value-type="float">
            <text:p>28.452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25235" calcext:value-type="float">
            <text:p>28.5725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25883870968" calcext:value-type="float">
            <text:p>28.4525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77" calcext:value-type="float">
            <text:p>27.877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66451612903" calcext:value-type="float">
            <text:p>26.866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72275" calcext:value-type="float">
            <text:p>26.7377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0636" calcext:value-type="float">
            <text:p>27.4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14523636364" calcext:value-type="float">
            <text:p>28.661452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7105454545" calcext:value-type="float">
            <text:p>28.706710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54180645161" calcext:value-type="float">
            <text:p>27.495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87715555556" calcext:value-type="float">
            <text:p>25.928771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9279483871" calcext:value-type="float">
            <text:p>25.0592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72855" calcext:value-type="float">
            <text:p>26.2872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6819862069" calcext:value-type="float">
            <text:p>26.476819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96632727273" calcext:value-type="float">
            <text:p>26.469663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166" calcext:value-type="float">
            <text:p>25.331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25675" calcext:value-type="float">
            <text:p>24.352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74711724138" calcext:value-type="float">
            <text:p>26.117471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9915" calcext:value-type="float">
            <text:p>29.799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36935" calcext:value-type="float">
            <text:p>30.3136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8791483871" calcext:value-type="float">
            <text:p>30.2987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97344516129" calcext:value-type="float">
            <text:p>30.1497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9925" calcext:value-type="float">
            <text:p>30.038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591825" calcext:value-type="float">
            <text:p>29.8259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28064516129" calcext:value-type="float">
            <text:p>29.582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812175" calcext:value-type="float">
            <text:p>29.1681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21778064516" calcext:value-type="float">
            <text:p>28.4121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135825" calcext:value-type="float">
            <text:p>27.6313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5515862069" calcext:value-type="float">
            <text:p>28.2355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48225" calcext:value-type="float">
            <text:p>29.0044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315" calcext:value-type="float">
            <text:p>29.952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7259354839" calcext:value-type="float">
            <text:p>30.04472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73375" calcext:value-type="float">
            <text:p>29.8737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2147096774" calcext:value-type="float">
            <text:p>29.6292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6785" calcext:value-type="float">
            <text:p>29.4316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338425" calcext:value-type="float">
            <text:p>29.3633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5096516129" calcext:value-type="float">
            <text:p>29.7650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56075" calcext:value-type="float">
            <text:p>29.6325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19158709677" calcext:value-type="float">
            <text:p>29.5119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226875" calcext:value-type="float">
            <text:p>29.5822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5836137931" calcext:value-type="float">
            <text:p>29.825836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5185" calcext:value-type="float">
            <text:p>29.6755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053925" calcext:value-type="float">
            <text:p>29.4605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70521290323" calcext:value-type="float">
            <text:p>29.2870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827475" calcext:value-type="float">
            <text:p>28.8682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1070967742" calcext:value-type="float">
            <text:p>28.891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0444" calcext:value-type="float">
            <text:p>29.46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451" calcext:value-type="float">
            <text:p>29.1354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99101935484" calcext:value-type="float">
            <text:p>28.67991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7013" calcext:value-type="float">
            <text:p>27.9170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47009032258" calcext:value-type="float">
            <text:p>27.4847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488175" calcext:value-type="float">
            <text:p>26.1048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7456" calcext:value-type="float">
            <text:p>28.52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109575" calcext:value-type="float">
            <text:p>29.3410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61365" calcext:value-type="float">
            <text:p>29.2861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98864516129" calcext:value-type="float">
            <text:p>29.079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51882857143" calcext:value-type="float">
            <text:p>28.77518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9305806452" calcext:value-type="float">
            <text:p>28.2039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353875" calcext:value-type="float">
            <text:p>28.3135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283075" calcext:value-type="float">
            <text:p>27.9828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5907096774" calcext:value-type="float">
            <text:p>27.6845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0525" calcext:value-type="float">
            <text:p>26.709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1850322581" calcext:value-type="float">
            <text:p>24.41418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30625" calcext:value-type="float">
            <text:p>23.7863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79602758621" calcext:value-type="float">
            <text:p>24.617960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31725" calcext:value-type="float">
            <text:p>26.5413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997" calcext:value-type="float">
            <text:p>28.5509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52358709677" calcext:value-type="float">
            <text:p>29.40523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537325" calcext:value-type="float">
            <text:p>29.2753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5476129032" calcext:value-type="float">
            <text:p>29.0235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218375" calcext:value-type="float">
            <text:p>28.9021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539" calcext:value-type="float">
            <text:p>28.696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8823483871" calcext:value-type="float">
            <text:p>28.26882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4969" calcext:value-type="float">
            <text:p>27.5649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4766451613" calcext:value-type="float">
            <text:p>26.24347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1725" calcext:value-type="float">
            <text:p>24.240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5771034483" calcext:value-type="float">
            <text:p>24.731577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607225" calcext:value-type="float">
            <text:p>26.4860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339" calcext:value-type="float">
            <text:p>27.477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24264" calcext:value-type="float">
            <text:p>27.5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78175" calcext:value-type="float">
            <text:p>28.3527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764" calcext:value-type="float">
            <text:p>29.3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897775" calcext:value-type="float">
            <text:p>29.1589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6503225807" calcext:value-type="float">
            <text:p>28.8006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41222068966" calcext:value-type="float">
            <text:p>29.014122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4776774194" calcext:value-type="float">
            <text:p>28.99247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17325" calcext:value-type="float">
            <text:p>28.8181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4144" calcext:value-type="float">
            <text:p>28.6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6494" calcext:value-type="float">
            <text:p>28.336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58952" calcext:value-type="float">
            <text:p>28.01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2692" calcext:value-type="float">
            <text:p>26.87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43837419355" calcext:value-type="float">
            <text:p>26.8643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22" calcext:value-type="float">
            <text:p>26.4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57225" calcext:value-type="float">
            <text:p>24.7715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0296774193" calcext:value-type="float">
            <text:p>21.9790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43011612903" calcext:value-type="float">
            <text:p>24.11430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6296" calcext:value-type="float">
            <text:p>25.7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13127741935" calcext:value-type="float">
            <text:p>26.75131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182" calcext:value-type="float">
            <text:p>28.507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06408" calcext:value-type="float">
            <text:p>28.8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2228" calcext:value-type="float">
            <text:p>28.681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89528" calcext:value-type="float">
            <text:p>28.2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0902" calcext:value-type="float">
            <text:p>27.790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48975483871" calcext:value-type="float">
            <text:p>27.4848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34758709677" calcext:value-type="float">
            <text:p>26.75347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09082857143" calcext:value-type="float">
            <text:p>25.01090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1149090909" calcext:value-type="float">
            <text:p>23.710114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65748571429" calcext:value-type="float">
            <text:p>24.55657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4852" calcext:value-type="float">
            <text:p>28.91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67747096774" calcext:value-type="float">
            <text:p>29.15677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36921290323" calcext:value-type="float">
            <text:p>29.0736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09047741935" calcext:value-type="float">
            <text:p>28.82090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36872258065" calcext:value-type="float">
            <text:p>28.4936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3401" calcext:value-type="float">
            <text:p>27.9734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89331612903" calcext:value-type="float">
            <text:p>28.4089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18984" calcext:value-type="float">
            <text:p>28.7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6735" calcext:value-type="float">
            <text:p>28.2486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52492903226" calcext:value-type="float">
            <text:p>28.18524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28371612903" calcext:value-type="float">
            <text:p>28.40283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97454285714" calcext:value-type="float">
            <text:p>28.76974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62825806452" calcext:value-type="float">
            <text:p>29.496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82655483871" calcext:value-type="float">
            <text:p>30.0482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94281290323" calcext:value-type="float">
            <text:p>30.00942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2603870968" calcext:value-type="float">
            <text:p>30.0192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54928" calcext:value-type="float">
            <text:p>29.82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48590967742" calcext:value-type="float">
            <text:p>29.95485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95515" calcext:value-type="float">
            <text:p>29.9395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97704" calcext:value-type="float">
            <text:p>29.70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6439483871" calcext:value-type="float">
            <text:p>29.0064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796" calcext:value-type="float">
            <text:p>28.21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1422007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4008" calcext:value-type="float">
            <text:p>28.20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72" meta:object-count="0"/>
    <meta:user-defined meta:name="AppVersion">3.0</meta:user-defined>
  </office:meta>
</office:document-meta>
</file>